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L1"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25588057228708090" text:style-name="L1">
        <text:list-item>
          <text:p text:style-name="P2">adaug efecte vizuale si sonore la impact</text:p>
        </text:list-item>
        <text:list-item>
          <text:p text:style-name="P2">adaug muzica (optional)</text:p>
        </text:list-item>
        <text:list-item>
          <text:p text:style-name="P2">creez iconita cu mailul pt feedback</text:p>
        </text:list-item>
        <text:list-item>
          <text:p text:style-name="P2">adaug un delay cand incarc alt nivel</text:p>
        </text:list-item>
        <text:list-item>
          <text:p text:style-name="P2">fac 10 nivele</text:p>
        </text:list-item>
        <text:list-item>
          <text:p text:style-name="P2">playtest pe mobil</text:p>
        </text:list-item>
        <text:list-item>
          <text:p text:style-name="P2">mai fac 10 nivele</text:p>
        </text:list-item>
        <text:list-item>
          <text:p text:style-name="P2">implementez anunturi</text:p>
        </text:list-item>
        <text:list-item>
          <text:p text:style-name="P2">playtest pe mobil</text:p>
        </text:list-item>
        <text:list-item>
          <text:p text:style-name="P2">creez iconul</text:p>
        </text:list-item>
        <text:list-item>
          <text:p text:style-name="P2">schimb adresa de developer pe playstore si appstore</text:p>
        </text:list-item>
        <text:list-item>
          <text:p text:style-name="P2">creez textul de descriere</text:p>
        </text:list-item>
        <text:list-item>
          <text:p text:style-name="P2">lansez pe playstore, appstore si amazon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13S</meta:editing-duration>
    <meta:editing-cycles>4</meta:editing-cycles>
    <meta:generator>OpenOffice/4.1.3$Win32 OpenOffice.org_project/413m1$Build-9783</meta:generator>
    <dc:date>2018-04-29T16:13:20.94</dc:date>
    <meta:document-statistic meta:table-count="0" meta:image-count="0" meta:object-count="0" meta:page-count="1" meta:paragraph-count="13" meta:word-count="71" meta:character-count="375"/>
    <meta:user-defined meta:name="Info 1"/>
    <meta:user-defined meta:name="Info 2"/>
    <meta:user-defined meta:name="Info 3"/>
    <meta:user-defined meta:name="Info 4"/>
  </office:meta>
</office:document-meta>
</file>